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635cm" fo:margin-right="0cm" fo:text-indent="0cm" style:auto-text-indent="false"/>
    </style:style>
    <style:style style:name="P2" style:family="paragraph" style:parent-style-name="Standard">
      <style:paragraph-properties fo:margin-left="0.635cm" fo:margin-right="0cm" fo:text-indent="0cm" style:auto-text-indent="false"/>
      <style:text-properties style:font-name="Garamond" fo:font-size="12pt" style:text-underline-style="solid" style:text-underline-width="auto" style:text-underline-color="font-color" style:font-size-asian="12pt" style:font-size-complex="12pt"/>
    </style:style>
    <style:style style:name="P3" style:family="paragraph" style:parent-style-name="List_20_Paragraph">
      <style:text-properties style:font-name="Garamond" fo:font-size="12pt" style:text-underline-style="solid" style:text-underline-width="auto" style:text-underline-color="font-color" style:font-size-asian="12pt" style:font-size-complex="12pt"/>
    </style:style>
    <style:style style:name="P4" style:family="paragraph" style:parent-style-name="List_20_Paragraph">
      <style:paragraph-properties fo:margin-left="3.768cm" fo:margin-right="0cm" fo:text-indent="0cm" style:auto-text-indent="false"/>
      <style:text-properties style:font-name="Garamond" fo:font-size="12pt" style:text-underline-style="solid" style:text-underline-width="auto" style:text-underline-color="font-color" style:font-size-asian="12pt" style:font-size-complex="12pt"/>
    </style:style>
    <style:style style:name="P5" style:family="paragraph" style:parent-style-name="Standard" style:master-page-name="Standard">
      <style:paragraph-properties fo:text-align="center" style:justify-single-word="false" style:page-number="auto"/>
      <style:text-properties style:font-name="Garamond" fo:font-size="12pt" style:text-underline-style="solid" style:text-underline-width="auto" style:text-underline-color="font-color" fo:font-weight="bold" style:font-size-asian="12pt" style:font-weight-asian="bold" style:font-size-complex="12pt"/>
    </style:style>
    <style:style style:name="P6" style:family="paragraph" style:parent-style-name="Standard">
      <style:paragraph-properties fo:text-align="justify" style:justify-single-word="false"/>
      <style:text-properties style:font-name="Garamond" fo:font-size="12pt" style:font-size-asian="12pt" style:font-size-complex="12pt"/>
    </style:style>
    <style:style style:name="P7" style:family="paragraph" style:parent-style-name="Standard">
      <style:paragraph-properties fo:text-align="justify" style:justify-single-word="false"/>
      <style:text-properties style:font-name="Garamond" fo:font-size="12pt" officeooo:paragraph-rsid="001a6b9d" style:font-size-asian="12pt" style:font-size-complex="12pt"/>
    </style:style>
    <style:style style:name="P8" style:family="paragraph" style:parent-style-name="Standard">
      <style:paragraph-properties fo:text-align="start" style:justify-single-word="false"/>
      <style:text-properties style:font-name="Garamond" fo:font-size="12pt" style:text-underline-style="solid" style:text-underline-width="auto" style:text-underline-color="font-color" fo:font-weight="bold" style:font-size-asian="12pt" style:font-weight-asian="bold" style:font-size-complex="12pt"/>
    </style:style>
    <style:style style:name="P9" style:family="paragraph" style:parent-style-name="Standard">
      <style:text-properties style:font-name="Garamond"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text-properties style:font-name="Garamond" fo:font-size="12pt" style:text-underline-style="solid" style:text-underline-width="auto" style:text-underline-color="font-color" fo:font-weight="bold" officeooo:rsid="0018f293" officeooo:paragraph-rsid="0018f293"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Garamond" fo:font-size="12pt" style:text-underline-style="solid" style:text-underline-width="auto" style:text-underline-color="font-color" fo:font-weight="bold" officeooo:paragraph-rsid="001a6b9d" style:font-size-asian="12pt" style:font-weight-asian="bold" style:font-size-complex="12pt"/>
    </style:style>
    <style:style style:name="P12" style:family="paragraph" style:parent-style-name="Standard">
      <style:text-properties style:font-name="Garamond" fo:font-size="12pt" style:text-underline-style="none" fo:font-weight="bold" officeooo:rsid="00185c56" officeooo:paragraph-rsid="00185c56"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Garamond" fo:font-size="12pt" style:text-underline-style="none" fo:font-weight="bold" officeooo:rsid="0018f293" officeooo:paragraph-rsid="0018f293"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Garamond" fo:font-size="12pt" style:text-underline-style="none" fo:font-weight="normal" officeooo:rsid="00185c56" officeooo:paragraph-rsid="00185c56"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Garamond" fo:font-size="12pt" style:text-underline-style="none" fo:font-weight="normal" officeooo:rsid="0018f293" officeooo:paragraph-rsid="0018f293"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Garamond" fo:font-size="12pt" style:text-underline-style="none" fo:font-weight="normal" officeooo:rsid="001a6b9d" officeooo:paragraph-rsid="001a6b9d" style:font-size-asian="12pt" style:font-weight-asian="normal" style:font-size-complex="12pt" style:font-weight-complex="normal"/>
    </style:style>
    <style:style style:name="P17" style:family="paragraph" style:parent-style-name="Standard">
      <style:paragraph-properties fo:margin-left="0.635cm" fo:margin-right="0cm" fo:text-indent="0cm" style:auto-text-indent="false"/>
      <style:text-properties style:font-name="Garamond" fo:font-size="12pt" style:text-underline-style="solid" style:text-underline-width="auto" style:text-underline-color="font-color" style:font-size-asian="12pt" style:font-size-complex="12pt"/>
    </style:style>
    <style:style style:name="P18" style:family="paragraph" style:parent-style-name="List_20_Paragraph" style:list-style-name="WWNum1"/>
    <style:style style:name="P19" style:family="paragraph" style:parent-style-name="List_20_Paragraph" style:list-style-name="WWNum2"/>
    <style:style style:name="P20" style:family="paragraph" style:parent-style-name="List_20_Paragraph" style:list-style-name="WWNum3"/>
    <style:style style:name="P21" style:family="paragraph" style:parent-style-name="List_20_Paragraph" style:list-style-name="WWNum3">
      <style:text-properties fo:font-weight="normal" officeooo:rsid="0013e807" officeooo:paragraph-rsid="0013e807" style:font-weight-asian="normal" style:font-weight-complex="normal"/>
    </style:style>
    <style:style style:name="T1" style:family="text">
      <style:text-properties style:font-name="Garamond" fo:font-size="12pt" style:text-underline-style="solid" style:text-underline-width="auto" style:text-underline-color="font-color" style:font-size-asian="12pt" style:font-size-complex="12pt"/>
    </style:style>
    <style:style style:name="T2" style:family="text">
      <style:text-properties style:font-name="Garamond" fo:font-size="12pt" style:font-size-asian="12pt" style:font-size-complex="12pt"/>
    </style:style>
    <style:style style:name="T3" style:family="text">
      <style:text-properties style:font-name="Garamond" fo:font-size="12pt" style:text-underline-style="none" fo:font-weight="bold" officeooo:rsid="0013e807" style:font-size-asian="12pt" style:font-weight-asian="bold" style:font-size-complex="12pt" style:font-weight-complex="bold"/>
    </style:style>
    <style:style style:name="T4" style:family="text">
      <style:text-properties fo:color="#c9211e" style:font-name="Garamond" fo:font-size="12pt" style:text-underline-style="none" fo:font-weight="bold" officeooo:rsid="0013e807" style:font-size-asian="12pt" style:font-weight-asian="bold" style:font-size-complex="12pt" style:font-weight-complex="bold"/>
    </style:style>
    <style:style style:name="T5" style:family="text">
      <style:text-properties fo:color="#000000" style:font-name="Garamond" fo:font-size="12pt" style:text-underline-style="none" fo:font-weight="bold" officeooo:rsid="0013e807" style:font-size-asian="12pt" style:font-weight-asian="bold" style:font-size-complex="12pt" style:font-weight-complex="bold"/>
    </style:style>
    <style:style style:name="T6" style:family="text">
      <style:text-properties fo:color="#000000" style:font-name="Garamond" fo:font-size="12pt" style:text-underline-style="none" fo:font-weight="bold" officeooo:rsid="00140d6b" style:font-size-asian="12pt" style:font-weight-asian="bold" style:font-size-complex="12pt" style:font-weight-complex="bold"/>
    </style:style>
    <style:style style:name="T7" style:family="text">
      <style:text-properties fo:color="#000000" style:font-name="Garamond" fo:font-size="12pt" style:text-underline-style="none" fo:font-weight="bold" officeooo:rsid="001c421e" style:font-size-asian="12pt" style:font-weight-asian="bold" style:font-size-complex="12pt" style:font-weight-complex="bold"/>
    </style:style>
    <style:style style:name="T8" style:family="text">
      <style:text-properties fo:color="#000000" style:font-name="Garamond" fo:font-size="12pt" style:text-underline-style="none" style:font-size-asian="12pt" style:font-size-complex="12pt"/>
    </style:style>
    <style:style style:name="T9" style:family="text">
      <style:text-properties fo:color="#000000" style:font-name="Garamond" fo:font-size="12pt" style:text-underline-style="none" officeooo:rsid="00140d6b" style:font-size-asian="12pt" style:font-size-complex="12pt"/>
    </style:style>
    <style:style style:name="T10" style:family="text">
      <style:text-properties officeooo:rsid="001a6b9d"/>
    </style:style>
    <style:style style:name="T11" style:family="text">
      <style:text-properties fo:font-weight="bold" style:font-weight-asian="bold" style:font-weight-complex="bold"/>
    </style:style>
    <style:style style:name="T12" style:family="text">
      <style:text-properties officeooo:rsid="001c42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MPTE RENDU <text:s/>DE LA SEMAINE</text:p>
      <text:p text:style-name="P7">Comme prévu, cette semaine nous nous sommes penchés sur le guide de Xborne pour la compréhension des différents fichiers mais aussi l’importance de <text:s/>chacun dans la configuration.</text:p>
      <text:p text:style-name="P7">Ci-dessous, nous vous décrirons ce que l’on a pu retenir, ainsi que nos préoccupations .</text:p>
      <text:p text:style-name="P8"/>
      <text:p text:style-name="P9">Générer une matrice stochastique :</text:p>
      <text:p text:style-name="P14"><text:span text:style-name="T10">Dans </text:span>cette étape on fournit plusieurs fonctions qui <text:span text:style-name="T10">décrivent</text:span> l’espace des états et les transitions.Principalement on a trois fichiers à modifier pour construire un nouveau modèle</text:p>
      <text:p text:style-name="P12">const.h</text:p>
      <text:p text:style-name="P12">var.h </text:p>
      <text:p text:style-name="P12">fun.c</text:p>
      <text:p text:style-name="P10">Les états et les transitions</text:p>
      <text:p text:style-name="P15">Dans notre étude un état est considéré comme <text:s/>un vecteur d’entier de taille constante.Dans le fichier const.h on définit la valeur de <text:span text:style-name="T11">Net </text:span>comme le nombre de composantes. Ces composantes seront numérotées de 0 à NEt-1. Cette constante permet de définir un <text:span text:style-name="T10">é</text:span>tat comme un vecteur d’entier:</text:p>
      <text:p text:style-name="P13">typedef int Etat[NEt];</text:p>
      <text:p text:style-name="P16">Le système est représenté par des états et des événements. Ces événements provoquent des transitions et sont probabilisés. <text:span text:style-name="T12">L</text:span>e nombre d’événements <text:span text:style-name="T12">est précisé </text:span>dans le fichier ”const.h” grâce à la constante NbEvtsPossibles. Les événements sont numérotés entre 1 et cette valeur.</text:p>
      <text:p text:style-name="P16">On a ensuite à définir les probabilités et les transitions pour chaque événement grâce à deux fonctions contenues dans le fichier ”fun.c”:</text:p>
      <text:p text:style-name="P16">• void Equation(E, indexevt, F, R)</text:p>
      <text:p text:style-name="P16"/>
      <text:p text:style-name="P16">• double Probabilite(indexevt, E)</text:p>
      <text:p text:style-name="P11"/>
      <text:p text:style-name="P9">ROLE DES FICHIERS</text:p>
      <text:list xml:id="list2499706575" text:style-name="WWNum1">
        <text:list-item>
          <text:p text:style-name="P18"><text:span text:style-name="T1">Var.h</text:span><text:span text:style-name="T2"> : Ce fichier permet de définir les variables auxiliaires d’un modèle au besoin.</text:span></text:p>
        </text:list-item>
      </text:list>
      <text:p text:style-name="P3"/>
      <text:list xml:id="list140233068610074" text:continue-numbering="true" text:style-name="WWNum1">
        <text:list-item>
          <text:p text:style-name="P18"><text:span text:style-name="T1">Const.h</text:span><text:span text:style-name="T2"> : Définie les constantes pour chaque modèle.</text:span></text:p>
        </text:list-item>
      </text:list>
      <text:p text:style-name="P3"><text:soft-page-break/></text:p>
      <text:list xml:id="list140233509449978" text:continue-numbering="true" text:style-name="WWNum1">
        <text:list-item>
          <text:p text:style-name="P18"><text:span text:style-name="T1">Fun.c </text:span><text:span text:style-name="T2">: Calcule les probabilités pour les évènements (les états) et en fonction du codage des évènements, détermine l’état des serveurs.</text:span></text:p>
        </text:list-item>
      </text:list>
      <text:p text:style-name="P3"/>
      <text:list xml:id="list140232895898467" text:continue-numbering="true" text:style-name="WWNum1">
        <text:list-item>
          <text:p text:style-name="P18"><text:span text:style-name="T1">GenevMarkov</text:span><text:span text:style-name="T2">.c : permet de générer la matrice de transition qui est définie à travers 03 fichiers qui sont :</text:span></text:p>
        </text:list-item>
      </text:list>
      <text:p text:style-name="P3"/>
      <text:list xml:id="list4031562721" text:style-name="WWNum2">
        <text:list-item>
          <text:p text:style-name="P19"><text:span text:style-name="T1">Model.sz </text:span><text:span text:style-name="T2">: Taille de matrice,</text:span></text:p>
        </text:list-item>
        <text:list-item>
          <text:p text:style-name="P19"><text:span text:style-name="T1">Model.cd</text:span><text:span text:style-name="T2"> : Description des états générés,</text:span></text:p>
        </text:list-item>
        <text:list-item>
          <text:p text:style-name="P19"><text:span text:style-name="T1">Model</text:span><text:span text:style-name="T2">.rii : Détermine les transitions (dans les états).</text:span></text:p>
        </text:list-item>
      </text:list>
      <text:p text:style-name="P4"/>
      <text:list xml:id="list1310614338" text:style-name="WWNum3">
        <text:list-item>
          <text:p text:style-name="P20"><text:span text:style-name="T1">GthLD.c</text:span><text:span text:style-name="T2"> : Calcule la distribution stationnaire de la chaine de Markov en prenant en entrée un fichier de type Rxx (les transitions dans la matrice) et produit un fichier contenant la distribution stationnaire.</text:span></text:p>
        </text:list-item>
      </text:list>
      <text:p text:style-name="P2"/>
      <text:p text:style-name="P2">Préoccupations</text:p>
      <text:list xml:id="list140232491596140" text:continue-numbering="true" text:style-name="WWNum3">
        <text:list-header>
          <text:p text:style-name="P20"><text:span text:style-name="T5"/></text:p>
        </text:list-header>
        <text:list-item>
          <text:p text:style-name="P21"><text:span text:style-name="T8">Quand on éssaie d’executer le code, on con</text:span><text:span text:style-name="T9">stante qu’au niveau de la fonction </text:span><text:span text:style-name="T6">InitEtendue() </text:span><text:span text:style-name="T7">de fun.c </text:span><text:span text:style-name="T9">il n’ya pas la déclaration des deux tableaux Min et Max, ce qui provoquait des erreurs au niveau de la compilation.</text:span></text:p>
        </text:list-item>
      </text:list>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5.03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8.84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2.65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pc</meta:initial-creator>
    <meta:editing-cycles>7</meta:editing-cycles>
    <meta:creation-date>2020-02-22T09:13:00</meta:creation-date>
    <dc:date>2020-02-23T14:02:31.425348640</dc:date>
    <meta:editing-duration>PT9H37M1S</meta:editing-duration>
    <meta:generator>LibreOffice/6.0.7.3$Linux_X86_64 LibreOffice_project/00m0$Build-3</meta:generator>
    <meta:document-statistic meta:table-count="0" meta:image-count="0" meta:object-count="0" meta:page-count="2" meta:paragraph-count="27" meta:word-count="374" meta:character-count="2311" meta:non-whitespace-character-count="1969"/>
    <meta:user-defined meta:name="AppVersion">15.0000</meta:user-defined>
    <meta:user-defined meta:name="Company">ecoda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